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ésentation des SAE : </text:p>
      <text:p text:style-name="Standard">Les situations d'apprentissage évaluées (SAE) sont des mises en situation professionnelles. Elles permettent de développer différentes compétences, puis de les démontrer. Les SAE ont différents objectifs. Tout d'abord, ils contribuent au développement de la compétence, et soutient l'apprentissage et la maîtrise des ressources. Enfin, il intègre l'autoévalution par l'étudiant. Ainsi, les SAE permettent une individualisation des apprentissages. </text:p>
      <text:p text:style-name="Standard"/>
      <text:p text:style-name="Standard"/>
      <text:p text:style-name="Standard">Dashboard :</text:p>
      <text:p text:style-name="P2">Description du projet : </text:p>
      <text:p text:style-name="P1">nom du site<text:span text:style-name="T1"> est un site dynamique, dans le but </text:span>trouver le but du projet<text:span text:style-name="T1">. Ce dernier dispose d'un tableau de bord, sur lequel les informations principales sont enregistrées, d'un agenda qui contient le détail des différentes tâches et autre qui auront pu être enregistrées, d'une partie cours, d'une check list, et d'une partie spéciaisée dans le sport. Elle permet d'enregistrer les différentes données enregistrées, et de les retourner sous forme de statistiques dans le tableau de bord.</text:span></text:p>
      <text:p text:style-name="P3">Voir plus de détails...</text:p>
      <text:p text:style-name="Standard"/>
      <text:p text:style-name="Standard">Langages utilisés : NodeJS, HTML, CSS, peut-être SASS, PHP, SQL</text:p>
      <text:p text:style-name="Standard"/>
      <text:p text:style-name="Standard"/>
      <text:p text:style-name="Standard">Jeu Ruby : </text:p>
      <text:p text:style-name="P1">Description du projet : </text:p>
      <text:p text:style-name="Standard"/>
      <text:p text:style-name="Standard"/>
      <text:p text:style-name="Standard"/>
      <text:p text:style-name="Standard"/>
      <text:p text:style-name="Standard">Bot Discord : </text:p>
      <text:p text:style-name="P1">Description du projet : </text:p>
      <text:p text:style-name="Standard">Les bots discord permettent de gérer des serveurs discord sur différents points. Ce dernier permet d'envoyer un message aux nouveaux utilisateurs par exemple, mais contient aussi des commandes d'administrations. Ils sont basés</text:p>
      <text:p text:style-name="Standard"/>
      <text:p text:style-name="Standard"/>
      <text:p text:style-name="Standard">IHM Calculatrice java : </text:p>
      <text:p text:style-name="P1">Description du projet :</text:p>
      <text:p text:style-name="Standard"/>
      <text:p text:style-name="Standard"/>
      <text:p text:style-name="Standard"/>
      <text:p text:style-name="Standard">IHM Java jeux échec :</text:p>
      <text:p text:style-name="P1">Description du projet :</text:p>
      <text:p text:style-name="Standard"/>
      <text:p text:style-name="Standard"/>
      <text:p text:style-name="Standard">BDE : </text:p>
      <text:p text:style-name="P1">Description du projet :</text:p>
      <text:p text:style-name="Standard"/>
      <text:p text:style-name="Standard"/>
      <text:p text:style-name="Standard">Systeme</text:p>
      <text:p text:style-name="P1">Description du projet :</text:p>
      <text:p text:style-name="Standard"/>
      <text:p text:style-name="Standard"/>
      <text:p text:style-name="Standard"/>
      <text:p text:style-name="Standard"/>
      <text:p text:style-name="Standard"><text:soft-page-break/>Essayer de refaire une IHM en java (peut-être) </text:p>
      <text:p text:style-name="Standard">Faire une application qui permet d'enregistrer des contacts, les supprimer, les ajouter, les modifier, les rechercher, et les trier</text:p>
      <text:p text:style-name="Standard"/>
      <text:p text:style-name="Standard"/>
      <text:p text:style-name="Standard">Convertisseur d'unités en java</text:p>
      <text:p text:style-name="Standard">Appli en java qui permet de convertir des nombres dans tel ou tel unité</text:p>
      <text:p text:style-name="Standard"/>
      <text:p text:style-name="Standard"/>
      <text:p text:style-name="Standard">Mini-jeux mémoire par exemple, avec un système de score et de niveau</text:p>
      <text:p text:style-name="Standard"/>
      <text:p text:style-name="Standard"/>
      <text:p text:style-name="Standard">Application de rappels (peut-être faite en JS par exemple)</text:p>
      <text:p text:style-name="Standard"/>
      <text:p text:style-name="Standard"/>
      <text:p text:style-name="Standard"/>
      <text:p text:style-name="Standard">Que faut-il mettre ?</text:p>
      <text:p text:style-name="Standard">Montrer ce que ca m'a apporter</text:p>
      <text:p text:style-name="Standard">Les limites</text:p>
      <text:p text:style-name="Standard">Ce que j'ai appris</text:p>
      <text:p text:style-name="Standard">Ce que j'ai amélioré</text:p>
      <text:p text:style-name="Standard">Ce que j'ai acquis</text:p>
      <text:p text:style-name="Standard">Les limites de mon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6-10T16:03:12.90</meta:creation-date>
    <dc:date>2023-06-14T17:53:46.81</dc:date>
    <meta:editing-duration>PT13H42M8S</meta:editing-duration>
    <meta:editing-cycles>3</meta:editing-cycles>
    <meta:generator>OpenOffice/4.1.11$Win32 OpenOffice.org_project/4111m1$Build-9808</meta:generator>
    <meta:document-statistic meta:table-count="0" meta:image-count="0" meta:object-count="0" meta:page-count="2" meta:paragraph-count="33" meta:word-count="328" meta:character-count="2073"/>
  </office:meta>
</office:document-meta>
</file>